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3.564cm" draw:shadow="hidden"/>
    </style:style>
    <style:style style:name="gr2" style:family="graphic" style:parent-style-name="objectwithoutfill">
      <style:graphic-properties svg:stroke-width="0.106cm" svg:stroke-color="#ff6600" draw:marker-start="Arrow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3" style:family="graphic" style:parent-style-name="objectwithoutfill">
      <style:graphic-properties svg:stroke-width="0.106cm" svg:stroke-color="#ff6600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4" style:family="graphic" style:parent-style-name="objectwithoutfill">
      <style:graphic-properties svg:stroke-width="0.106cm" svg:stroke-color="#ff6600" draw:marker-start="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5" style:family="graphic" style:parent-style-name="objectwithoutfill">
      <style:graphic-properties svg:stroke-width="0.106cm" svg:stroke-color="#ff6600" draw:marker-start="Arrow" draw:marker-start-width="0.358cm" draw:marker-end="" draw:marker-end-width="0.458cm" draw:fill="none" draw:textarea-vertical-align="middle" fo:padding-top="0.177cm" fo:padding-bottom="0.177cm" fo:padding-left="0.302cm" fo:padding-right="0.302cm" draw:shadow="hidden"/>
    </style:style>
    <style:style style:name="gr6" style:family="graphic" style:parent-style-name="objectwithoutfill">
      <style:graphic-properties draw:stroke="dash" draw:stroke-dash="Dashed_20__28_var_29_" svg:stroke-width="0.106cm" svg:stroke-color="#ff6600" draw:marker-start="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651cm" svg:x="4.175cm" svg:y="4.556cm">
          <text:p text:style-name="P1">C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4cm" svg:height="1.651cm" svg:x="11.287cm" svg:y="4.429cm">
          <text:p text:style-name="P1">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4cm" svg:height="1.651cm" svg:x="7.096cm" svg:y="7.477cm">
          <text:p text:style-name="P1">Vul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4cm" svg:height="1.651cm" svg:x="4.048cm" svg:y="11.16cm">
          <text:p text:style-name="P1">Chick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4cm" svg:height="1.651cm" svg:x="11.541cm" svg:y="10.906cm">
          <text:p text:style-name="P1">Gas C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4cm" svg:height="1.651cm" svg:x="8.239cm" svg:y="14.208cm">
          <text:p text:style-name="P1">Shee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366cm" svg:y1="5.318cm" svg:x2="11.312cm" svg:y2="5.318cm">
          <text:p/>
        </draw:line>
        <draw:line draw:style-name="gr3" draw:text-style-name="P2" draw:layer="layout" svg:x1="6.207cm" svg:y1="6.334cm" svg:x2="7.604cm" svg:y2="7.35cm">
          <text:p/>
        </draw:line>
        <draw:line draw:style-name="gr3" draw:text-style-name="P2" draw:layer="layout" svg:x1="7.985cm" svg:y1="9.255cm" svg:x2="6.588cm" svg:y2="11.16cm">
          <text:p/>
        </draw:line>
        <draw:line draw:style-name="gr4" draw:text-style-name="P2" draw:layer="layout" svg:x1="8.087cm" svg:y1="6.207cm" svg:x2="13.573cm" svg:y2="10.779cm">
          <text:p/>
        </draw:line>
        <draw:line draw:style-name="gr5" draw:text-style-name="P2" draw:layer="layout" svg:x1="10.144cm" svg:y1="7.35cm" svg:x2="11.439cm" svg:y2="6.08cm">
          <text:p/>
        </draw:line>
        <draw:line draw:style-name="gr4" draw:text-style-name="P2" draw:layer="layout" svg:x1="9.382cm" svg:y1="9.128cm" svg:x2="9.509cm" svg:y2="14.081cm">
          <text:p/>
        </draw:line>
        <draw:line draw:style-name="gr6" draw:text-style-name="P2" draw:layer="layout" svg:x1="5.572cm" svg:y1="6.207cm" svg:x2="5.699cm" svg:y2="11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14:58:19.910827078</meta:creation-date>
    <dc:date>2017-01-04T19:17:55.166898600</dc:date>
    <meta:editing-duration>PT42M59S</meta:editing-duration>
    <meta:editing-cycles>5</meta:editing-cycles>
    <meta:generator>LibreOffice/5.1.4.2$Linux_x86 LibreOffice_project/10m0$Build-2</meta:generator>
    <meta:document-statistic meta:object-count="13"/>
  </office:meta>
</office:document-meta>
</file>